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blinCoreAdapter.setTit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get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DublinCoreAdapter( Metadata m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getD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ublinCoreAdapter.getCre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getTitle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addCreato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setTitle( String lang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addSubjec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get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addDat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setDescription( String lang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getSu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getDescription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blinCoreAdapter.addLanguag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